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Margin</text:p>
          </table:table-cell>
          <table:table-cell office:value-type="string">
            <text:p>Image width</text:p>
          </table:table-cell>
          <table:table-cell office:value-type="string">
            <text:p>Image height</text:p>
          </table:table-cell>
          <table:table-cell table:number-columns-repeated="3"/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$G$1]-([.A2]*4))/3" office:value-type="float" office:value="640">
            <text:p>640.00</text:p>
          </table:table-cell>
          <table:table-cell table:formula="of:=([.$G$2]-([.A2]*4))/3" office:value-type="float" office:value="360">
            <text:p>360.00</text:p>
          </table:table-cell>
          <table:table-cell table:number-columns-repeated="3"/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$G$1]-([.A3]*4))/3" office:value-type="float" office:value="638.666666666667">
            <text:p>638.67</text:p>
          </table:table-cell>
          <table:table-cell table:formula="of:=([.$G$2]-([.A3]*4))/3" office:value-type="float" office:value="358.666666666667">
            <text:p>358.6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([.$G$1]-([.A4]*4))/3" office:value-type="float" office:value="637.333333333333">
            <text:p>637.33</text:p>
          </table:table-cell>
          <table:table-cell table:formula="of:=([.$G$2]-([.A4]*4))/3" office:value-type="float" office:value="357.333333333333">
            <text:p>357.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([.$G$1]-([.A5]*4))/3" office:value-type="float" office:value="636">
            <text:p>636.00</text:p>
          </table:table-cell>
          <table:table-cell table:formula="of:=([.$G$2]-([.A5]*4))/3" office:value-type="float" office:value="356">
            <text:p>356.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([.$G$1]-([.A6]*4))/3" office:value-type="float" office:value="634.666666666667">
            <text:p>634.67</text:p>
          </table:table-cell>
          <table:table-cell table:formula="of:=([.$G$2]-([.A6]*4))/3" office:value-type="float" office:value="354.666666666667">
            <text:p>354.6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([.$G$1]-([.A7]*4))/3" office:value-type="float" office:value="633.333333333333">
            <text:p>633.33</text:p>
          </table:table-cell>
          <table:table-cell table:formula="of:=([.$G$2]-([.A7]*4))/3" office:value-type="float" office:value="353.333333333333">
            <text:p>353.3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([.$G$1]-([.A8]*4))/3" office:value-type="float" office:value="632">
            <text:p>632.00</text:p>
          </table:table-cell>
          <table:table-cell table:formula="of:=([.$G$2]-([.A8]*4))/3" office:value-type="float" office:value="352">
            <text:p>352.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([.$G$1]-([.A9]*4))/3" office:value-type="float" office:value="630.666666666667">
            <text:p>630.67</text:p>
          </table:table-cell>
          <table:table-cell table:formula="of:=([.$G$2]-([.A9]*4))/3" office:value-type="float" office:value="350.666666666667">
            <text:p>350.6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([.$G$1]-([.A10]*4))/3" office:value-type="float" office:value="629.333333333333">
            <text:p>629.33</text:p>
          </table:table-cell>
          <table:table-cell table:formula="of:=([.$G$2]-([.A10]*4))/3" office:value-type="float" office:value="349.333333333333">
            <text:p>349.3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([.$G$1]-([.A11]*4))/3" office:value-type="float" office:value="628">
            <text:p>628.00</text:p>
          </table:table-cell>
          <table:table-cell table:formula="of:=([.$G$2]-([.A11]*4))/3" office:value-type="float" office:value="348">
            <text:p>348.0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([.$G$1]-([.A12]*4))/3" office:value-type="float" office:value="626.666666666667">
            <text:p>626.67</text:p>
          </table:table-cell>
          <table:table-cell table:formula="of:=([.$G$2]-([.A12]*4))/3" office:value-type="float" office:value="346.666666666667">
            <text:p>346.67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([.$G$1]-([.A13]*4))/3" office:value-type="float" office:value="625.333333333333">
            <text:p>625.33</text:p>
          </table:table-cell>
          <table:table-cell table:formula="of:=([.$G$2]-([.A13]*4))/3" office:value-type="float" office:value="345.333333333333">
            <text:p>345.3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([.$G$1]-([.A14]*4))/3" office:value-type="float" office:value="624">
            <text:p>624.00</text:p>
          </table:table-cell>
          <table:table-cell table:formula="of:=([.$G$2]-([.A14]*4))/3" office:value-type="float" office:value="344">
            <text:p>344.0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([.$G$1]-([.A15]*4))/3" office:value-type="float" office:value="622.666666666667">
            <text:p>622.67</text:p>
          </table:table-cell>
          <table:table-cell table:formula="of:=([.$G$2]-([.A15]*4))/3" office:value-type="float" office:value="342.666666666667">
            <text:p>342.6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([.$G$1]-([.A16]*4))/3" office:value-type="float" office:value="621.333333333333">
            <text:p>621.33</text:p>
          </table:table-cell>
          <table:table-cell table:formula="of:=([.$G$2]-([.A16]*4))/3" office:value-type="float" office:value="341.333333333333">
            <text:p>341.3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([.$G$1]-([.A17]*4))/3" office:value-type="float" office:value="620">
            <text:p>620.00</text:p>
          </table:table-cell>
          <table:table-cell table:formula="of:=([.$G$2]-([.A17]*4))/3" office:value-type="float" office:value="340">
            <text:p>340.0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([.$G$1]-([.A18]*4))/3" office:value-type="float" office:value="618.666666666667">
            <text:p>618.67</text:p>
          </table:table-cell>
          <table:table-cell table:formula="of:=([.$G$2]-([.A18]*4))/3" office:value-type="float" office:value="338.666666666667">
            <text:p>338.67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([.$G$1]-([.A19]*4))/3" office:value-type="float" office:value="617.333333333333">
            <text:p>617.33</text:p>
          </table:table-cell>
          <table:table-cell table:formula="of:=([.$G$2]-([.A19]*4))/3" office:value-type="float" office:value="337.333333333333">
            <text:p>337.33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([.$G$1]-([.A20]*4))/3" office:value-type="float" office:value="616">
            <text:p>616.00</text:p>
          </table:table-cell>
          <table:table-cell table:formula="of:=([.$G$2]-([.A20]*4))/3" office:value-type="float" office:value="336">
            <text:p>336.0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([.$G$1]-([.A21]*4))/3" office:value-type="float" office:value="614.666666666667">
            <text:p>614.67</text:p>
          </table:table-cell>
          <table:table-cell table:formula="of:=([.$G$2]-([.A21]*4))/3" office:value-type="float" office:value="334.666666666667">
            <text:p>334.6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([.$G$1]-([.A22]*4))/3" office:value-type="float" office:value="613.333333333333">
            <text:p>613.33</text:p>
          </table:table-cell>
          <table:table-cell table:formula="of:=([.$G$2]-([.A22]*4))/3" office:value-type="float" office:value="333.333333333333">
            <text:p>333.3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([.$G$1]-([.A23]*4))/3" office:value-type="float" office:value="612">
            <text:p>612.00</text:p>
          </table:table-cell>
          <table:table-cell table:formula="of:=([.$G$2]-([.A23]*4))/3" office:value-type="float" office:value="332">
            <text:p>332.0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([.$G$1]-([.A24]*4))/3" office:value-type="float" office:value="610.666666666667">
            <text:p>610.67</text:p>
          </table:table-cell>
          <table:table-cell table:formula="of:=([.$G$2]-([.A24]*4))/3" office:value-type="float" office:value="330.666666666667">
            <text:p>330.67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([.$G$1]-([.A25]*4))/3" office:value-type="float" office:value="609.333333333333">
            <text:p>609.33</text:p>
          </table:table-cell>
          <table:table-cell table:formula="of:=([.$G$2]-([.A25]*4))/3" office:value-type="float" office:value="329.333333333333">
            <text:p>329.3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([.$G$1]-([.A26]*4))/3" office:value-type="float" office:value="608">
            <text:p>608.00</text:p>
          </table:table-cell>
          <table:table-cell table:formula="of:=([.$G$2]-([.A26]*4))/3" office:value-type="float" office:value="328">
            <text:p>328.0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([.$G$1]-([.A27]*4))/3" office:value-type="float" office:value="606.666666666667">
            <text:p>606.67</text:p>
          </table:table-cell>
          <table:table-cell table:formula="of:=([.$G$2]-([.A27]*4))/3" office:value-type="float" office:value="326.666666666667">
            <text:p>326.67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([.$G$1]-([.A28]*4))/3" office:value-type="float" office:value="605.333333333333">
            <text:p>605.33</text:p>
          </table:table-cell>
          <table:table-cell table:formula="of:=([.$G$2]-([.A28]*4))/3" office:value-type="float" office:value="325.333333333333">
            <text:p>325.33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([.$G$1]-([.A29]*4))/3" office:value-type="float" office:value="604">
            <text:p>604.00</text:p>
          </table:table-cell>
          <table:table-cell table:formula="of:=([.$G$2]-([.A29]*4))/3" office:value-type="float" office:value="324">
            <text:p>324.0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([.$G$1]-([.A30]*4))/3" office:value-type="float" office:value="602.666666666667">
            <text:p>602.67</text:p>
          </table:table-cell>
          <table:table-cell table:formula="of:=([.$G$2]-([.A30]*4))/3" office:value-type="float" office:value="322.666666666667">
            <text:p>322.67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([.$G$1]-([.A31]*4))/3" office:value-type="float" office:value="601.333333333333">
            <text:p>601.33</text:p>
          </table:table-cell>
          <table:table-cell table:formula="of:=([.$G$2]-([.A31]*4))/3" office:value-type="float" office:value="321.333333333333">
            <text:p>321.3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([.$G$1]-([.A32]*4))/3" office:value-type="float" office:value="600">
            <text:p>600.00</text:p>
          </table:table-cell>
          <table:table-cell table:formula="of:=([.$G$2]-([.A32]*4))/3" office:value-type="float" office:value="320">
            <text:p>320.0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([.$G$1]-([.A33]*4))/3" office:value-type="float" office:value="598.666666666667">
            <text:p>598.67</text:p>
          </table:table-cell>
          <table:table-cell table:formula="of:=([.$G$2]-([.A33]*4))/3" office:value-type="float" office:value="318.666666666667">
            <text:p>318.67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formula="of:=([.$G$1]-([.A34]*4))/3" office:value-type="float" office:value="597.333333333333">
            <text:p>597.33</text:p>
          </table:table-cell>
          <table:table-cell table:formula="of:=([.$G$2]-([.A34]*4))/3" office:value-type="float" office:value="317.333333333333">
            <text:p>317.3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formula="of:=([.$G$1]-([.A35]*4))/3" office:value-type="float" office:value="596">
            <text:p>596.00</text:p>
          </table:table-cell>
          <table:table-cell table:formula="of:=([.$G$2]-([.A35]*4))/3" office:value-type="float" office:value="316">
            <text:p>316.00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([.$G$1]-([.A36]*4))/3" office:value-type="float" office:value="594.666666666667">
            <text:p>594.67</text:p>
          </table:table-cell>
          <table:table-cell table:formula="of:=([.$G$2]-([.A36]*4))/3" office:value-type="float" office:value="314.666666666667">
            <text:p>314.67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([.$G$1]-([.A37]*4))/3" office:value-type="float" office:value="593.333333333333">
            <text:p>593.33</text:p>
          </table:table-cell>
          <table:table-cell table:formula="of:=([.$G$2]-([.A37]*4))/3" office:value-type="float" office:value="313.333333333333">
            <text:p>313.33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([.$G$1]-([.A38]*4))/3" office:value-type="float" office:value="592">
            <text:p>592.00</text:p>
          </table:table-cell>
          <table:table-cell table:formula="of:=([.$G$2]-([.A38]*4))/3" office:value-type="float" office:value="312">
            <text:p>312.00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([.$G$1]-([.A39]*4))/3" office:value-type="float" office:value="590.666666666667">
            <text:p>590.67</text:p>
          </table:table-cell>
          <table:table-cell table:formula="of:=([.$G$2]-([.A39]*4))/3" office:value-type="float" office:value="310.666666666667">
            <text:p>310.67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([.$G$1]-([.A40]*4))/3" office:value-type="float" office:value="589.333333333333">
            <text:p>589.33</text:p>
          </table:table-cell>
          <table:table-cell table:formula="of:=([.$G$2]-([.A40]*4))/3" office:value-type="float" office:value="309.333333333333">
            <text:p>309.3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([.$G$1]-([.A41]*4))/3" office:value-type="float" office:value="588">
            <text:p>588.00</text:p>
          </table:table-cell>
          <table:table-cell table:formula="of:=([.$G$2]-([.A41]*4))/3" office:value-type="float" office:value="308">
            <text:p>308.0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([.$G$1]-([.A42]*4))/3" office:value-type="float" office:value="586.666666666667">
            <text:p>586.67</text:p>
          </table:table-cell>
          <table:table-cell table:formula="of:=([.$G$2]-([.A42]*4))/3" office:value-type="float" office:value="306.666666666667">
            <text:p>306.67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([.$G$1]-([.A43]*4))/3" office:value-type="float" office:value="585.333333333333">
            <text:p>585.33</text:p>
          </table:table-cell>
          <table:table-cell table:formula="of:=([.$G$2]-([.A43]*4))/3" office:value-type="float" office:value="305.333333333333">
            <text:p>305.33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([.$G$1]-([.A44]*4))/3" office:value-type="float" office:value="584">
            <text:p>584.00</text:p>
          </table:table-cell>
          <table:table-cell table:formula="of:=([.$G$2]-([.A44]*4))/3" office:value-type="float" office:value="304">
            <text:p>304.00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([.$G$1]-([.A45]*4))/3" office:value-type="float" office:value="582.666666666667">
            <text:p>582.67</text:p>
          </table:table-cell>
          <table:table-cell table:formula="of:=([.$G$2]-([.A45]*4))/3" office:value-type="float" office:value="302.666666666667">
            <text:p>302.67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([.$G$1]-([.A46]*4))/3" office:value-type="float" office:value="581.333333333333">
            <text:p>581.33</text:p>
          </table:table-cell>
          <table:table-cell table:formula="of:=([.$G$2]-([.A46]*4))/3" office:value-type="float" office:value="301.333333333333">
            <text:p>301.3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([.$G$1]-([.A47]*4))/3" office:value-type="float" office:value="580">
            <text:p>580.00</text:p>
          </table:table-cell>
          <table:table-cell table:formula="of:=([.$G$2]-([.A47]*4))/3" office:value-type="float" office:value="300">
            <text:p>300.00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([.$G$1]-([.A48]*4))/3" office:value-type="float" office:value="578.666666666667">
            <text:p>578.67</text:p>
          </table:table-cell>
          <table:table-cell table:formula="of:=([.$G$2]-([.A48]*4))/3" office:value-type="float" office:value="298.666666666667">
            <text:p>298.67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([.$G$1]-([.A49]*4))/3" office:value-type="float" office:value="577.333333333333">
            <text:p>577.33</text:p>
          </table:table-cell>
          <table:table-cell table:formula="of:=([.$G$2]-([.A49]*4))/3" office:value-type="float" office:value="297.333333333333">
            <text:p>297.33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([.$G$1]-([.A50]*4))/3" office:value-type="float" office:value="576">
            <text:p>576.00</text:p>
          </table:table-cell>
          <table:table-cell table:formula="of:=([.$G$2]-([.A50]*4))/3" office:value-type="float" office:value="296">
            <text:p>296.00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([.$G$1]-([.A51]*4))/3" office:value-type="float" office:value="574.666666666667">
            <text:p>574.67</text:p>
          </table:table-cell>
          <table:table-cell table:formula="of:=([.$G$2]-([.A51]*4))/3" office:value-type="float" office:value="294.666666666667">
            <text:p>294.6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([.$G$1]-([.A52]*4))/3" office:value-type="float" office:value="573.333333333333">
            <text:p>573.33</text:p>
          </table:table-cell>
          <table:table-cell table:formula="of:=([.$G$2]-([.A52]*4))/3" office:value-type="float" office:value="293.333333333333">
            <text:p>293.33</text:p>
          </table:table-cell>
          <table:table-cell table:number-columns-repeated="4"/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ycroft</meta:initial-creator>
    <meta:creation-date>2013-09-23T15:44:40</meta:creation-date>
    <dc:date>2013-09-23T15:53:30</dc:date>
    <dc:creator>Simon Rycroft</dc:creator>
    <meta:editing-duration>P0D</meta:editing-duration>
    <meta:editing-cycles>1</meta:editing-cycles>
    <meta:document-statistic meta:table-count="3" meta:cell-count="158" meta:object-count="0"/>
    <meta:generator>LibreOffice/3.5$Linux_X86_64 LibreOffice_project/350m1$Build-2</meta:generator>
  </office:meta>
</office:document-meta>
</file>